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</style:style>
    <style:style style:name="P2" style:parent-style-name="Akapitzlistą" style:list-style-name="LFO4" style:family="paragraph"/>
    <style:style style:name="P3" style:parent-style-name="Akapitzlistą" style:list-style-name="LFO4" style:family="paragraph"/>
    <style:style style:name="P4" style:parent-style-name="Akapitzlistą" style:list-style-name="LFO4" style:family="paragraph"/>
  </office:automatic-styles>
  <office:body>
    <office:text text:use-soft-page-breaks="true">
      <text:p text:style-name="P1">Stworzyliśmy projekt oprogramowania naszego CanSat dzięki platformie Github. Pozwala ona członkom zespołu uzyskać dostęp do projektu w celu wprowadzenia wymaganych ulepszeń. Kod został stworzony przy użyciu platformy Visual Studio Code. Korzystaliśmy z niej wcześniej i zdobyliśmy pewne doświadczenie. Wybraliśmy ją ze względu na dobrze zaprojektowany interfejs, który jest estetyczny i użyteczny.</text:p>
      <text:p text:style-name="Normalny">Szeroki zakres funkcjonalności</text:p>
      <text:p text:style-name="Normalny">Platforma jest<text:s/>intuicyjna i praktyczna, ponieważ można się po niej łatwo poruszać, otwierać pliki, debugować i korzystać ze wszystkich funkcji programu bez żadnych problemów.<text:s/>Szeroko dostępne są również poradniki efektywnego korzystania z aplikacji.<text:s/>Platforma umożliwia korzystanie z<text:s/>wielu<text:s/>funkcji, takich jak automatyczne uzupełnianie kodu, możliwość śledzenia kodu, refaktoryzacja, debugowanie, uzyskiwanie wskazówek, generowanie dokumentów, kontrola itp.<text:s/>Ułatwia pisanie kodu i sprawia, że jest ono łatwe i efektywne. Umożliwia również wsparcie w innych językach i platformach. Można również łatwo wyszukać potrzebne rozszerzenia w wyszukiwarce samej aplikacji, oraz przeczytać w ich opisie metody wykorzystania danych funkcji, zmiany po aktualizacjach, skróty klawiszowe oraz wiele innych.</text:p>
      <text:p text:style-name="Normalny">Do przetworzenia danych z czujników użyliśmy języku Python oraz Excel’a. Wybraliśmy Python’a, gdyż był dla nas językiem programowania z największą ilością możliwości wykorzystania oraz jest językiem intuicyjnym co pozwalało nam na sprawne przekraczanie dalszych etapów programowania. Excela wybraliśmy ze względu prostoty obsługi. Również dodatkowo daje nam możliwość rysowania dużych i czytelnych wykresów.</text:p>
      <text:p text:style-name="Normalny">Satelita</text:p>
      <text:p text:style-name="Normalny">Nasza satelita wykorzystuje podłączone do płytki głównej CanSata czujniki, z których pobiera wymagane dane<text:s/>(temperatura, ciśnienie atmosferyczne, długość i szerokość geograficzna, wysokość n.p.m).<text:s/>Program posiada warunki sprawdzające poprawność odczytanych danych. Odczytane z GPS wartości są zapisane w formacie<text:s/>NMEA<text:s/>(National Marine Electronics Association)<text:s/>używanego powszechnie w<text:s/>żeglugowej elektronice morskiej oraz modułach GPS.<text:s/>Program dekoduje dane NMEA i zwraca potrzebne nam dane.<text:s/>Poprawne informacje<text:s/>są zapisywane na kartę SD<text:s/>,oraz jednocześnie<text:s/>w formie „ramki” danych która następnie jest przesyłana do naszej stacji naziemnej w celu dalszego przetworzenia informacji. Dodatkowo płytka automatycznie steruje serwomechanizmami naszej satelity umożliwiając dostosowanie prędkości opadania do kąta otwarcia lotek w celu bezpiecznego wylądowania. Po wylądowaniu będziemy mieli możliwość zobaczenia zdjęć zapisanych na drugiej karcie SD, za które odpowiada kamera u spodu naszej satelity. Kamera ta co sekundę wykonuje zdjęcie, dzięki czemu będziemy mogli analizować każdy etap lotu.</text:p>
      <text:p text:style-name="Normalny">Stacja naziemna<text:s/></text:p>
      <text:p text:style-name="Normalny">Stacja naziemna<text:s/>ma za zadanie odebrać wysyłane przez satelitę „ramki” oraz podać nam z jakim opóźnieniem otrzymujemy pomiary z czujników. Następnie po otrzymaniu danych ramka jest rozdzielana na listy poszczególnych wartości zależnych od typu. Listy te są przesyłane dalej do poszczególnych funkcji:</text:p>
      <text:p text:style-name="Normalny">Pierwsza funkcja ma za zadanie narysować poglądowe wykresy ciśnienia, oraz temperatury zależnej od wysokości. Wykresy są zapisywane na bieżąco na komputerze w pliku<text:s/>.png oraz do pliku<text:s/>.xlsx. Wykresy z pliku .png pozwalają nam na szybkie sprawdzenie pomiarów podczas lotu, natomiast plik .xlsx zapisuje wszystkie pobrane wartości i następnie rysuje wykres. Umożliwia to<text:s/><text:soft-page-break/>nam Wyświetlenie bardzo dokładnego wykresu wraz z możliwością precyzyjnego odczytu danych.</text:p>
      <text:p text:style-name="Normalny">Druga funkcja zapisuje poszczególne listy do plików tekstowych w celu stworzenia dodatkowej kopii danych. Zapisywane są dokładnie 3 pliki:</text:p>
      <text:list text:style-name="LFO4" text:continue-numbering="true">
        <text:list-item>
          <text:p text:style-name="P2">Zawierający informacje o pobranym ciśnieniu o danym czasie na określonej wysokości</text:p>
        </text:list-item>
        <text:list-item>
          <text:p text:style-name="P3">Zawiera pomiary temperatury o danym czasie na określonej wysokości</text:p>
        </text:list-item>
        <text:list-item>
          <text:p text:style-name="P4">To zapis długości i szerokości geograficznej</text:p>
        </text:list-item>
      </text:list>
      <text:p text:style-name="Normalny">Trzecia funkcja pozwala na pokazanie ostatnio pobranej lokalizacji naszej satelity za pomocą pobranych z „ramki” szerokości i długości geograficznych.<text:s/>Lokalizacja jest aktualizowana i zapisywana na komputerze w pliku .html, dzięki czemu na bieżąco możemy sprawdzać położenie modułu.</text:p>
      <text:p text:style-name="Normalny">Problemy, które pojawiły się podczas programowania:</text:p>
      <text:p text:style-name="Normalny">Pierwszym z napotkanych problemów była łączność GPS z satelitami. Nasz moduł często gubił zasięg, gdy znajdował się w budynku co uniemożliwiało nam pracę z nim i wykorzystanie potrzebnych nam danych w dalszych etapach ich przetwarzania. Udało nam się rozwiązać ten problem stosując warunki uniemożliwiające<text:s/>zatrzymanie programu przy braku danych z GPS.</text:p>
      <text:p text:style-name="Normalny">Kolejnym problemem stało się zaprogramowanie kamery esp32-cam które wykonaliśmy za pomocą innego dostępnego nam mikrokontrolera.</text:p>
      <text:p text:style-name="Normalny">Nie małą zagwozdkę sprawił nam zapis danych do pliku .xlsx, w którym liczby zmiennoprzecinkowe są pisane inaczej niż w pythonie. Wybrany przez nas język programowania zmienne typu Float zapisuje stosując kropkę pomiędzy, np. 24.10, natomiast Excel zapisuje liczby zmiennoprzecinkowe wykorzystując przecinek, np. 24,10.<text:s/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wid Halamoda</meta:initial-creator>
    <dc:creator>Dawid Halamoda</dc:creator>
    <meta:creation-date>2024-03-15T23:26:00Z</meta:creation-date>
    <dc:date>2024-03-16T00:58:00Z</dc:date>
    <meta:template xlink:href="Normal.dotm" xlink:type="simple"/>
    <meta:editing-cycles>2</meta:editing-cycles>
    <meta:editing-duration>PT5520S</meta:editing-duration>
    <meta:document-statistic meta:page-count="2" meta:paragraph-count="9" meta:word-count="711" meta:character-count="4971" meta:row-count="35" meta:non-whitespace-character-count="4269"/>
  </office:meta>
</office:document-meta>
</file>